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d83" officeooo:paragraph-rsid="000ead83"/>
    </style:style>
    <style:style style:name="P2" style:family="paragraph" style:parent-style-name="Standard">
      <style:text-properties officeooo:rsid="000ead83" officeooo:paragraph-rsid="00104032"/>
    </style:style>
    <style:style style:name="P3" style:family="paragraph" style:parent-style-name="Standard">
      <style:text-properties officeooo:rsid="000ead83" officeooo:paragraph-rsid="001303a5"/>
    </style:style>
    <style:style style:name="P4" style:family="paragraph" style:parent-style-name="Standard">
      <style:text-properties officeooo:rsid="000ead83" officeooo:paragraph-rsid="001ee54f"/>
    </style:style>
    <style:style style:name="P5" style:family="paragraph" style:parent-style-name="Standard">
      <style:text-properties officeooo:rsid="000f8af4" officeooo:paragraph-rsid="000f8af4"/>
    </style:style>
    <style:style style:name="P6" style:family="paragraph" style:parent-style-name="Standard">
      <style:text-properties officeooo:rsid="000ffa13" officeooo:paragraph-rsid="000ffa13"/>
    </style:style>
    <style:style style:name="P7" style:family="paragraph" style:parent-style-name="Standard">
      <style:text-properties officeooo:rsid="000ffa13" officeooo:paragraph-rsid="00160a58"/>
    </style:style>
    <style:style style:name="P8" style:family="paragraph" style:parent-style-name="Standard">
      <style:text-properties fo:font-size="10pt" fo:font-style="italic" officeooo:rsid="000ead83" officeooo:paragraph-rsid="000ead83" style:font-size-asian="10pt" style:font-style-asian="italic" style:font-size-complex="10pt" style:font-style-complex="italic"/>
    </style:style>
    <style:style style:name="P9" style:family="paragraph" style:parent-style-name="Standard">
      <style:text-properties officeooo:rsid="0012264e" officeooo:paragraph-rsid="0012264e"/>
    </style:style>
    <style:style style:name="P10" style:family="paragraph" style:parent-style-name="Standard">
      <style:text-properties officeooo:rsid="0014e527" officeooo:paragraph-rsid="0014e527"/>
    </style:style>
    <style:style style:name="P11" style:family="paragraph" style:parent-style-name="Standard">
      <style:text-properties officeooo:rsid="00160a58" officeooo:paragraph-rsid="00160a58"/>
    </style:style>
    <style:style style:name="P12" style:family="paragraph" style:parent-style-name="Standard">
      <style:text-properties officeooo:rsid="0017bcc0" officeooo:paragraph-rsid="0017bcc0"/>
    </style:style>
    <style:style style:name="P13" style:family="paragraph" style:parent-style-name="Standard">
      <style:text-properties officeooo:rsid="00198272" officeooo:paragraph-rsid="00198272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00ead83" officeooo:paragraph-rsid="000ead83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8af4" officeooo:paragraph-rsid="000f8af4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ead83" officeooo:paragraph-rsid="000f8af4"/>
    </style:style>
    <style:style style:name="P17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officeooo:rsid="0018103a" officeooo:paragraph-rsid="000f8af4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0ffa13" officeooo:paragraph-rsid="00104032"/>
    </style:style>
    <style:style style:name="P19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0pt" fo:font-style="italic" officeooo:rsid="000ead83" officeooo:paragraph-rsid="000ead83" style:font-size-asian="10pt" style:font-style-asian="italic" style:font-size-complex="10pt" style:font-style-complex="italic"/>
    </style:style>
    <style:style style:name="P20" style:family="paragraph" style:parent-style-name="Standard" style:list-style-name="L1">
      <style:text-properties officeooo:rsid="000ffa13" officeooo:paragraph-rsid="000ffa13"/>
    </style:style>
    <style:style style:name="P21" style:family="paragraph" style:parent-style-name="Standard" style:list-style-name="L1">
      <style:text-properties officeooo:rsid="000ffa13" officeooo:paragraph-rsid="001c22a3"/>
    </style:style>
    <style:style style:name="P22" style:family="paragraph" style:parent-style-name="Standard" style:list-style-name="L1">
      <style:text-properties officeooo:rsid="000ffa13" officeooo:paragraph-rsid="00104032"/>
    </style:style>
    <style:style style:name="P23" style:family="paragraph" style:parent-style-name="Standard">
      <style:text-properties officeooo:rsid="000ffa13" officeooo:paragraph-rsid="000ffa13"/>
    </style:style>
    <style:style style:name="P24" style:family="paragraph" style:parent-style-name="Standard">
      <style:text-properties officeooo:rsid="000ffa13" officeooo:paragraph-rsid="00220370"/>
    </style:style>
    <style:style style:name="P25" style:family="paragraph" style:parent-style-name="Standard">
      <style:text-properties officeooo:rsid="00104032" officeooo:paragraph-rsid="00104032"/>
    </style:style>
    <style:style style:name="P26" style:family="paragraph" style:parent-style-name="Standard">
      <style:text-properties officeooo:rsid="001303a5" officeooo:paragraph-rsid="001303a5"/>
    </style:style>
    <style:style style:name="P27" style:family="paragraph" style:parent-style-name="Standard">
      <style:text-properties officeooo:rsid="0014e527" officeooo:paragraph-rsid="000ead83"/>
    </style:style>
    <style:style style:name="P28" style:family="paragraph" style:parent-style-name="Standard">
      <style:text-properties style:font-name="Liberation Serif" fo:font-size="12pt" fo:font-style="normal" fo:font-weight="bold" officeooo:rsid="000ead83" officeooo:paragraph-rsid="000ead83" style:font-size-asian="12pt" style:font-style-asian="normal" style:font-weight-asian="bold"/>
    </style:style>
    <style:style style:name="P29" style:family="paragraph" style:parent-style-name="Standard">
      <style:text-properties fo:font-weight="normal" style:font-weight-asian="normal" style:font-weight-complex="normal"/>
    </style:style>
    <style:style style:name="P30" style:family="paragraph" style:parent-style-name="Standard">
      <style:text-properties fo:font-weight="normal" officeooo:paragraph-rsid="00203d01" style:font-weight-asian="normal" style:font-weight-complex="normal"/>
    </style:style>
    <style:style style:name="P31" style:family="paragraph" style:parent-style-name="Standard">
      <style:text-properties officeooo:rsid="000ead83" officeooo:paragraph-rsid="00200fac"/>
    </style:style>
    <style:style style:name="P32" style:family="paragraph" style:parent-style-name="Standard">
      <style:text-properties officeooo:rsid="000ead83" officeooo:paragraph-rsid="000ead83"/>
    </style:style>
    <style:style style:name="P33" style:family="paragraph" style:parent-style-name="Standard">
      <style:text-properties officeooo:rsid="000ead83" officeooo:paragraph-rsid="00203d01"/>
    </style:style>
    <style:style style:name="P34" style:family="paragraph" style:parent-style-name="Standard">
      <style:text-properties officeooo:rsid="000ead83" officeooo:paragraph-rsid="000f8af4"/>
    </style:style>
    <style:style style:name="P35" style:family="paragraph" style:parent-style-name="Standard">
      <style:text-properties officeooo:rsid="000ead83" officeooo:paragraph-rsid="00220370"/>
    </style:style>
    <style:style style:name="P36" style:family="paragraph" style:parent-style-name="Standard">
      <style:text-properties officeooo:rsid="000ead83" officeooo:paragraph-rsid="0023789d"/>
    </style:style>
    <style:style style:name="P37" style:family="paragraph" style:parent-style-name="Standard">
      <style:text-properties officeooo:rsid="000ead83" officeooo:paragraph-rsid="002484ab"/>
    </style:style>
    <style:style style:name="P38" style:family="paragraph" style:parent-style-name="Standard">
      <style:text-properties officeooo:paragraph-rsid="00200fac"/>
    </style:style>
    <style:style style:name="P39" style:family="paragraph" style:parent-style-name="Standard">
      <style:text-properties officeooo:paragraph-rsid="00203d01"/>
    </style:style>
    <style:style style:name="P40" style:family="paragraph" style:parent-style-name="Standard">
      <style:text-properties officeooo:rsid="00203d01" officeooo:paragraph-rsid="00203d01"/>
    </style:style>
    <style:style style:name="P41" style:family="paragraph" style:parent-style-name="Standard">
      <style:text-properties officeooo:rsid="00198272" officeooo:paragraph-rsid="00203d01"/>
    </style:style>
    <style:style style:name="P42" style:family="paragraph" style:parent-style-name="Standard">
      <style:text-properties officeooo:rsid="00198272" officeooo:paragraph-rsid="00198272"/>
    </style:style>
    <style:style style:name="P43" style:family="paragraph" style:parent-style-name="Standard">
      <style:text-properties officeooo:rsid="000f8af4" officeooo:paragraph-rsid="00220370"/>
    </style:style>
    <style:style style:name="P44" style:family="paragraph" style:parent-style-name="Standard">
      <style:text-properties officeooo:rsid="000f8af4" officeooo:paragraph-rsid="0023789d"/>
    </style:style>
    <style:style style:name="P45" style:family="paragraph" style:parent-style-name="Standard">
      <style:text-properties officeooo:paragraph-rsid="00220370"/>
    </style:style>
    <style:style style:name="P46" style:family="paragraph" style:parent-style-name="Standard">
      <style:text-properties officeooo:rsid="00220370" officeooo:paragraph-rsid="00220370"/>
    </style:style>
    <style:style style:name="P47" style:family="paragraph" style:parent-style-name="Standard" style:list-style-name="L2">
      <style:text-properties officeooo:rsid="001c22a3" officeooo:paragraph-rsid="001c22a3"/>
    </style:style>
    <style:style style:name="P48" style:family="paragraph" style:parent-style-name="Standard" style:list-style-name="L2">
      <style:text-properties officeooo:rsid="0023b1f1" officeooo:paragraph-rsid="0023b1f1"/>
    </style:style>
    <style:style style:name="P49" style:family="paragraph" style:parent-style-name="Standard">
      <style:text-properties officeooo:rsid="002484ab" officeooo:paragraph-rsid="002484ab"/>
    </style:style>
    <style:style style:name="P50" style:family="paragraph" style:parent-style-name="Standard" style:list-style-name="L2">
      <style:text-properties officeooo:rsid="00299200" officeooo:paragraph-rsid="002b2715"/>
    </style:style>
    <style:style style:name="P51" style:family="paragraph" style:parent-style-name="Standard" style:list-style-name="L3">
      <loext:graphic-properties draw:fill="none"/>
      <style:paragraph-properties fo:background-color="transparent"/>
      <style:text-properties officeooo:rsid="002b2715" officeooo:paragraph-rsid="002b2715"/>
    </style:style>
    <style:style style:name="P52" style:family="paragraph" style:parent-style-name="Standard" style:list-style-name="L2">
      <style:text-properties officeooo:rsid="002c8a08" officeooo:paragraph-rsid="002c8a08"/>
    </style:style>
    <style:style style:name="P5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104032" officeooo:paragraph-rsid="00104032"/>
    </style:style>
    <style:style style:name="P5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0f8af4" officeooo:paragraph-rsid="000f8af4"/>
    </style:style>
    <style:style style:name="P5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0ffa13" officeooo:paragraph-rsid="0023789d"/>
    </style:style>
    <style:style style:name="P5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28544c" officeooo:paragraph-rsid="0028544c"/>
    </style:style>
    <style:style style:name="P5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0f8af4" officeooo:paragraph-rsid="000f8af4"/>
    </style:style>
    <style:style style:name="P58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>
        <style:tab-stops>
          <style:tab-stop style:position="0.1209in"/>
        </style:tab-stops>
      </style:paragraph-properties>
      <style:text-properties officeooo:rsid="000ffa13" officeooo:paragraph-rsid="0023789d"/>
    </style:style>
    <style:style style:name="P59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0f8af4" officeooo:paragraph-rsid="00220370"/>
    </style:style>
    <style:style style:name="P60" style:family="paragraph" style:parent-style-name="Standard">
      <style:paragraph-properties fo:break-before="page"/>
      <style:text-properties officeooo:paragraph-rsid="00220370"/>
    </style:style>
    <style:style style:name="P61" style:family="paragraph" style:parent-style-name="Standard" style:master-page-name="">
      <loext:graphic-properties draw:fill="none"/>
      <style:paragraph-properties style:page-number="auto" fo:background-color="transparent"/>
      <style:text-properties officeooo:rsid="002b2715" officeooo:paragraph-rsid="002b2715"/>
    </style:style>
    <style:style style:name="P62" style:family="paragraph" style:parent-style-name="Heading_20_3">
      <style:text-properties style:text-underline-style="none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6" style:family="paragraph">
      <loext:graphic-properties draw:fill="none"/>
      <style:paragraph-properties fo:text-align="center"/>
    </style:style>
    <style:style style:name="P67" style:family="paragraph">
      <style:paragraph-properties fo:text-align="center"/>
    </style:style>
    <style:style style:name="T1" style:family="text">
      <style:text-properties officeooo:rsid="000ead83"/>
    </style:style>
    <style:style style:name="T2" style:family="text">
      <style:text-properties officeooo:rsid="000f8af4"/>
    </style:style>
    <style:style style:name="T3" style:family="text">
      <style:text-properties officeooo:rsid="000ffa13"/>
    </style:style>
    <style:style style:name="T4" style:family="text">
      <style:text-properties officeooo:rsid="0010403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04032"/>
    </style:style>
    <style:style style:name="T7" style:family="text">
      <style:text-properties style:text-underline-style="solid" style:text-underline-width="auto" style:text-underline-color="font-color" officeooo:rsid="00160a5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03a5" style:font-style-asian="italic" style:font-style-complex="italic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23789d" style:font-size-asian="10pt" style:font-style-asian="italic" style:font-size-complex="10pt" style:font-style-complex="italic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officeooo:rsid="0012264e"/>
    </style:style>
    <style:style style:name="T14" style:family="text">
      <style:text-properties officeooo:rsid="001303a5"/>
    </style:style>
    <style:style style:name="T15" style:family="text">
      <style:text-properties officeooo:rsid="0014e527"/>
    </style:style>
    <style:style style:name="T16" style:family="text">
      <style:text-properties officeooo:rsid="00160a58"/>
    </style:style>
    <style:style style:name="T17" style:family="text">
      <style:text-properties officeooo:rsid="0017bcc0"/>
    </style:style>
    <style:style style:name="T18" style:family="text">
      <style:text-properties officeooo:rsid="00198272"/>
    </style:style>
    <style:style style:name="T19" style:family="text">
      <style:text-properties officeooo:rsid="001b5732"/>
    </style:style>
    <style:style style:name="T20" style:family="text">
      <style:text-properties officeooo:rsid="001c22a3"/>
    </style:style>
    <style:style style:name="T21" style:family="text">
      <style:text-properties style:font-name="Liberation Serif" fo:font-size="12pt" fo:font-style="normal" fo:font-weight="bold" style:font-size-asian="12pt" style:font-style-asian="normal" style:font-weight-asian="bold"/>
    </style:style>
    <style:style style:name="T22" style:family="text">
      <style:text-properties style:font-name="Liberation Serif" fo:font-size="12pt" fo:font-style="normal" fo:font-weight="bold" style:font-size-asian="12pt" style:font-style-asian="normal" style:font-weight-asian="bold" style:font-weight-complex="bold"/>
    </style:style>
    <style:style style:name="T23" style:family="text">
      <style:text-properties style:font-name="Liberation Serif" fo:font-size="12pt" fo:font-style="normal" fo:font-weight="bold" officeooo:rsid="00200fac" style:font-size-asian="12pt" style:font-style-asian="normal" style:font-weight-asian="bold" style:font-weight-complex="bold"/>
    </style:style>
    <style:style style:name="T24" style:family="text">
      <style:text-properties style:font-name="Liberation Serif" fo:font-size="12pt" fo:font-style="normal" fo:font-weight="bold" officeooo:rsid="00203d01" style:font-size-asian="12pt" style:font-style-asian="normal" style:font-weight-asian="bold" style:font-weight-complex="bold"/>
    </style:style>
    <style:style style:name="T25" style:family="text">
      <style:text-properties style:font-name="Liberation Serif" fo:font-size="12pt" fo:font-style="normal" fo:font-weight="bold" officeooo:rsid="00220370" style:font-size-asian="12pt" style:font-style-asian="normal" style:font-weight-asian="bold" style:font-weight-complex="bold"/>
    </style:style>
    <style:style style:name="T26" style:family="text">
      <style:text-properties style:font-name="Liberation Serif" fo:font-size="12pt" fo:font-style="normal" fo:font-weight="bold" officeooo:rsid="002c8a08" style:font-size-asian="12pt" style:font-style-asian="normal" style:font-weight-asian="bold" style:font-weight-complex="bold"/>
    </style:style>
    <style:style style:name="T2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8" style:family="text">
      <style:text-properties style:font-name="Liberation Serif" fo:font-size="12pt" fo:font-style="normal" fo:font-weight="normal" style:font-size-asian="12pt" style:font-style-asian="normal" style:font-weight-asian="normal" style:font-weight-complex="normal"/>
    </style:style>
    <style:style style:name="T29" style:family="text">
      <style:text-properties style:font-name="Liberation Serif" fo:font-size="12pt" fo:font-style="normal" fo:font-weight="normal" officeooo:rsid="00200fac" style:font-size-asian="12pt" style:font-style-asian="normal" style:font-weight-asian="normal" style:font-weight-complex="normal"/>
    </style:style>
    <style:style style:name="T30" style:family="text">
      <style:text-properties style:font-name="Liberation Serif" fo:font-size="12pt" fo:font-style="normal" fo:font-weight="normal" officeooo:rsid="00203d01" style:font-size-asian="12pt" style:font-style-asian="normal" style:font-weight-asian="normal" style:font-weight-complex="normal"/>
    </style:style>
    <style:style style:name="T31" style:family="text">
      <style:text-properties style:font-name="Liberation Serif" fo:font-size="12pt" fo:font-style="normal" fo:font-weight="normal" officeooo:rsid="00220370" style:font-size-asian="12pt" style:font-style-asian="normal" style:font-weight-asian="normal" style:font-weight-complex="normal"/>
    </style:style>
    <style:style style:name="T32" style:family="text">
      <style:text-properties style:font-name="Liberation Serif" fo:font-size="12pt" fo:font-style="normal" fo:font-weight="normal" officeooo:rsid="00200fac" style:font-size-asian="12pt" style:font-style-asian="normal" style:font-weight-asian="normal"/>
    </style:style>
    <style:style style:name="T33" style:family="text">
      <style:text-properties style:font-name="Liberation Serif" fo:font-size="12pt" fo:font-style="normal" style:font-size-asian="12pt" style:font-style-asian="normal"/>
    </style:style>
    <style:style style:name="T34" style:family="text">
      <style:text-properties style:font-name="Liberation Serif" fo:font-size="12pt" fo:font-style="normal" officeooo:rsid="00200fac" style:font-size-asian="12pt" style:font-style-asian="normal"/>
    </style:style>
    <style:style style:name="T35" style:family="text">
      <style:text-properties style:font-name="Liberation Serif" fo:font-size="12pt" fo:font-style="normal" officeooo:rsid="00203d01" style:font-size-asian="12pt" style:font-style-asian="normal"/>
    </style:style>
    <style:style style:name="T36" style:family="text">
      <style:text-properties fo:color="#000000" style:font-name="Liberation Serif" fo:font-size="12pt" fo:font-style="normal" fo:font-weight="bold" style:font-size-asian="12pt" style:font-style-asian="normal" style:font-weight-asian="bold"/>
    </style:style>
    <style:style style:name="T37" style:family="text">
      <style:text-properties fo:font-weight="bold" officeooo:rsid="001ee54f" style:font-weight-asian="bold" style:font-weight-complex="bold"/>
    </style:style>
    <style:style style:name="T38" style:family="text">
      <style:text-properties fo:font-weight="bold" officeooo:rsid="001b5732" style:font-weight-asian="bold" style:font-weight-complex="bold"/>
    </style:style>
    <style:style style:name="T39" style:family="text">
      <style:text-properties officeooo:rsid="00200fac"/>
    </style:style>
    <style:style style:name="T40" style:family="text">
      <style:text-properties officeooo:rsid="00203d01"/>
    </style:style>
    <style:style style:name="T41" style:family="text">
      <style:text-properties officeooo:rsid="00220370"/>
    </style:style>
    <style:style style:name="T42" style:family="text">
      <style:text-properties officeooo:rsid="0023789d"/>
    </style:style>
    <style:style style:name="T43" style:family="text">
      <style:text-properties officeooo:rsid="002484ab"/>
    </style:style>
    <style:style style:name="T44" style:family="text">
      <style:text-properties officeooo:rsid="002531cc"/>
    </style:style>
    <style:style style:name="T45" style:family="text">
      <style:text-properties officeooo:rsid="0028544c"/>
    </style:style>
    <style:style style:name="T46" style:family="text">
      <style:text-properties officeooo:rsid="00299200"/>
    </style:style>
    <style:style style:name="T47" style:family="text">
      <style:text-properties officeooo:rsid="002b2715"/>
    </style:style>
    <style:style style:name="T48" style:family="text">
      <style:text-properties officeooo:rsid="002c8a08"/>
    </style:style>
    <style:style style:name="T49" style:family="text">
      <style:text-properties officeooo:rsid="003054d7"/>
    </style:style>
    <style:style style:name="T50" style:family="text">
      <style:text-properties officeooo:rsid="00313693"/>
    </style:style>
    <style:style style:name="T51" style:family="text">
      <style:text-properties officeooo:rsid="00332df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draw:stroke="dash" draw:stroke-dash="_32__20_Dots_20_1_20_Dash" draw:marker-start="Arrowheads_20_1" draw:marker-end="Arrowheads_20_1" draw:fill="none" draw:textarea-horizontal-align="justify" draw:textarea-vertical-align="middle" draw:auto-grow-height="false" fo:min-height="3.7283in" fo:min-width="3.7283in" fo:wrap-option="wrap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_32__20_Dots_20_1_20_Dash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_32__20_Dots_20_1_20_Dash" svg:stroke-color="#ff6600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_32__20_Dots_20_1_20_Dash" svg:stroke-color="#00cc00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4"><text:a xlink:type="simple" xlink:href="#__RefHeading___Toc1075_1231818993" text:style-name="Index_20_Link" text:visited-style-name="Index_20_Link">1Software Usage Tutorial zur Neuantragseinreichung ALGII<text:tab/>1</text:a></text:p>
          <text:p text:style-name="P64"><text:a xlink:type="simple" xlink:href="#__RefHeading___Toc1077_1231818993" text:style-name="Index_20_Link" text:visited-style-name="Index_20_Link">2Benötigte Internetaddressen:<text:tab/>1</text:a></text:p>
          <text:p text:style-name="P64"><text:a xlink:type="simple" xlink:href="#__RefHeading___Toc1079_1231818993" text:style-name="Index_20_Link" text:visited-style-name="Index_20_Link">3benutzte Programme:<text:tab/>2</text:a></text:p>
          <text:p text:style-name="P64"><text:a xlink:type="simple" xlink:href="#__RefHeading___Toc1081_1231818993" text:style-name="Index_20_Link" text:visited-style-name="Index_20_Link">4Wie geht es los?<text:tab/>2</text:a></text:p>
          <text:p text:style-name="P65"><text:a xlink:type="simple" xlink:href="#__RefHeading___Toc1083_1231818993" text:style-name="Index_20_Link" text:visited-style-name="Index_20_Link">4.1Nicht-technische Vorbereitung einer Liste<text:tab/>2</text:a></text:p>
          <text:p text:style-name="P65"><text:a xlink:type="simple" xlink:href="#__RefHeading___Toc1085_1231818993" text:style-name="Index_20_Link" text:visited-style-name="Index_20_Link">4.2Erste Antrags-auffüllung vor Ort<text:tab/>3</text:a></text:p>
          <text:p text:style-name="P65"><text:a xlink:type="simple" xlink:href="#__RefHeading___Toc1087_1231818993" text:style-name="Index_20_Link" text:visited-style-name="Index_20_Link">4.3Planung der zeitaufwendige Beantragung weiterer Dokumente<text:tab/>3</text:a></text:p>
          <text:p text:style-name="P65"><text:a xlink:type="simple" xlink:href="#__RefHeading___Toc1089_1231818993" text:style-name="Index_20_Link" text:visited-style-name="Index_20_Link">4.5Zusammensuchen weiterer Papierunterlagen anhand der Dokumentenliste<text:tab/>4</text:a></text:p>
          <text:p text:style-name="P65"><text:a xlink:type="simple" xlink:href="#__RefHeading___Toc1091_1231818993" text:style-name="Index_20_Link" text:visited-style-name="Index_20_Link">4.6Zusammensuchen weiterer Digital-Unterlagen anhand der Dokumentenliste<text:tab/>4</text:a></text:p>
          <text:p text:style-name="P65"><text:a xlink:type="simple" xlink:href="#__RefHeading___Toc1093_1231818993" text:style-name="Index_20_Link" text:visited-style-name="Index_20_Link">4.7Einscanarbeitsgang<text:tab/>4</text:a></text:p>
          <text:p text:style-name="P65"><text:a xlink:type="simple" xlink:href="#__RefHeading___Toc1095_1231818993" text:style-name="Index_20_Link" text:visited-style-name="Index_20_Link">4.8Vervollständigen der Dokumente im Antragsverzeichnis<text:tab/>5</text:a></text:p>
          <text:p text:style-name="P65"><text:a xlink:type="simple" xlink:href="#__RefHeading___Toc1097_1231818993" text:style-name="Index_20_Link" text:visited-style-name="Index_20_Link">4.9Vervollständigen der Dokumente im Druckverzeichnis<text:tab/>5</text:a></text:p>
          <text:p text:style-name="P64"><text:a xlink:type="simple" xlink:href="#__RefHeading___Toc1099_1231818993" text:style-name="Index_20_Link" text:visited-style-name="Index_20_Link">5Fax gebrauchsfertig machen, faxen<text:tab/>5</text:a></text:p>
          <text:p text:style-name="P64"><text:a xlink:type="simple" xlink:href="#__RefHeading___Toc1101_1231818993" text:style-name="Index_20_Link" text:visited-style-name="Index_20_Link">6Offene Fragen: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36">Hallo,</text:p>
      <text:p text:style-name="P36"><text:span text:style-name="T42">nachfolgend ein</text:span> </text:p>
      <text:h text:style-name="Heading_20_1" text:outline-level="1"><text:bookmark-start text:name="__RefHeading___Toc1075_1231818993"/><text:span text:style-name="T13">Software Usage </text:span>Tutorial zur Neuantragseinreichung ALGII <text:bookmark-end text:name="__RefHeading___Toc1075_1231818993"/></text:h>
      <text:p text:style-name="P2">-per GUI, Internet, Faxanbieter, </text:p>
      <text:p text:style-name="P37">-aus <text:span text:style-name="T16">widerständiger, nicht-disziplinatorischer nach folgend</text:span> <text:span text:style-name="T5">solidarisch </text:span><text:span text:style-name="T7">genannter </text:span>Sicht <text:span text:style-name="T43">(Anm. 3)</text:span>, </text:p>
      <text:p text:style-name="P2"><text:span text:style-name="T2">-mit möglichst community-betriebener, gemein-freier Software</text:span>, </text:p>
      <text:p text:style-name="P2">-Stand 10.6.18</text:p>
      <text:p text:style-name="P6">-wie <text:span text:style-name="T4">passiert </text:span>bei einer <text:span text:style-name="T1">Neuantragseinreichung ALGII</text:span>und als Referenz</text:p>
      <text:p text:style-name="P6">-<text:span text:style-name="T4">zur </text:span><text:span text:style-name="T6">solidarischen</text:span><text:span text:style-name="T4"> Hilfestellung für andere GUI-Benutzer</text:span></text:p>
      <text:p text:style-name="P7">-<text:span text:style-name="T4">zur </text:span><text:span text:style-name="T6">solidarischen</text:span><text:span text:style-name="T4"> Workflow-Schwachstellenanalyse, nachfolgend: [?]</text:span></text:p>
      <text:p text:style-name="P6">-<text:span text:style-name="T4">als Status-Quo Beschreibung zur </text:span><text:span text:style-name="T6">solidarischen</text:span><text:span text:style-name="T4"> Automatisierung</text:span></text:p>
      <text:p text:style-name="P6">-<text:span text:style-name="T41">an die Benutzer-Zielgruppe: wenigsten schwache „Computerkenntnisse“. (graphische Benutzeroberfläche: GUI)</text:span></text:p>
      <text:p text:style-name="P5"/>
      <text:p text:style-name="P5"><text:span text:style-name="T18">Anm. 1: eingerückt </text:span>kursiv, <text:span text:style-name="T4">10 pt,</text:span>: Nebendiskussionen</text:p>
      <text:p text:style-name="P13">Anm. 2: vieles ist trivial, <text:span text:style-name="T19">vielleicht zu </text:span>sehr ausdrücklich. <text:span text:style-name="T46">Sorry.</text:span></text:p>
      <text:p text:style-name="P49">Anm. 3. Das hier konfrontier<text:span text:style-name="T44">te</text:span> Dilemma besteht <text:span text:style-name="T51">ja </text:span>darin, das<text:span text:style-name="T45">s</text:span> jede <text:span text:style-name="T49">Reibungslosigkeit</text:span> im <text:span text:style-name="T44">menschenverachtenden </text:span>Bestrafungssystem <text:span text:style-name="T49">mittel-frißt-ich </text:span>eine Anhebung der Zumutbarkeit zeitigt.</text:p>
      <text:h text:style-name="Heading_20_1" text:outline-level="1"><text:bookmark-start text:name="__RefHeading___Toc1077_1231818993"/><text:span text:style-name="T43">Benötigte </text:span>Internetaddressen:<text:bookmark-end text:name="__RefHeading___Toc1077_1231818993"/></text:h>
      <text:p text:style-name="P1">-https://www.arbeitsagentur.de/arbeitslos-arbeit-finden/download-center-arbeitslos#1478809808529</text:p>
      <text:p text:style-name="P14">„Die wichtigsten Merkblätter und Formulare</text:p>
      <text:p text:style-name="P14">Downloads zu den Themen Arbeitslosengeld, Arbeitslosengeld II, Selbständigkeit, Kurzarbeitergeld und Insolvenzgeld“</text:p>
      <text:p text:style-name="P14">https://con.arbeitsagentur.de/prod/apok/ct/dam/download/documents/AnlageEK_ba013053.pdf</text:p>
      <text:p text:style-name="P14">...</text:p>
      <text:p text:style-name="P14"><text:soft-page-break/></text:p>
      <text:p text:style-name="P16">-<text:a xlink:type="simple" xlink:href="https://simple-fax.de/hilfe-und-faq-fax" text:style-name="Internet_20_link" text:visited-style-name="Visited_20_Internet_20_Link">https://simple-fax.de/hilfe-und-faq-fax</text:a> <text:span text:style-name="T2">0,7€/Seite, höchsten 10MB und 20 Seiten pro pdf-Datei, <text:s/>qualifizierter-sendebericht, Benutzerführung keine mehrere Dateien -Auswahl und kein Zwischenspeichern für späteres Versenden, empfohlen:</text:span></text:p>
      <text:p text:style-name="P17">https://www.elo-forum.org/allgemeine-fragen/166704-fax-online-versenden-qualifiziertem-sendebericht.html </text:p>
      <text:p text:style-name="P15"/>
      <text:p text:style-name="P57"><text:s/><text:span text:style-name="T10">epostfax ist umsonst, aber: </text:span><text:span text:style-name="T11">nur </text:span><text:span text:style-name="T12">10 </text:span><text:span text:style-name="T10">Seiten pro pdf-Datei, aber Registrierungsaufwand mit Pist„Ident“</text:span></text:p>
      <text:p text:style-name="P59"><text:a xlink:type="simple" xlink:href="https://www.deutschepost.de/de/e/epost/privatkunden/kostenlos-faxe-versenden-und-empfangen.html" text:style-name="Internet_20_link" text:visited-style-name="Visited_20_Internet_20_Link"><text:span text:style-name="T10">https://www.deutschepost.de/de/e/epost/privatkunden/kostenlos-faxe-versenden-und-empfangen.html</text:span></text:a></text:p>
      <text:p text:style-name="P54"><text:span text:style-name="T10"/></text:p>
      <text:p text:style-name="P19"><text:a xlink:type="simple" xlink:href="https://www3.arbeitsagentur.de/web/content/DE/dienststellen/rdbb/berlinsued/JobcenterNeukoelln/index.htm" text:style-name="Internet_20_link" text:visited-style-name="Visited_20_Internet_20_Link">https://www3.arbeitsagentur.de/web/content/DE/dienststellen/rdbb/berlinsued/JobcenterNeukoelln/index.htm</text:a> <text:span text:style-name="T41">Fax nummer des Antragsstelle</text:span></text:p>
      <text:p text:style-name="P8"/>
      <text:h text:style-name="Heading_20_1" text:outline-level="1"><text:bookmark-start text:name="__RefHeading___Toc1079_1231818993"/><text:span text:style-name="T42">benutzte </text:span>Programme:<text:bookmark-end text:name="__RefHeading___Toc1079_1231818993"/></text:h>
      <text:list xml:id="list1019165568260972001" text:style-name="L1">
        <text:list-item>
          <text:p text:style-name="P20">Firefoxbrowser, für internetseiten und pdf-Betrachtung und Editierung</text:p>
        </text:list-item>
        <text:list-item>
          <text:p text:style-name="P20">libreoffice writer, zum Schreiben der Erklärungen</text:p>
        </text:list-item>
        <text:list-item>
          <text:p text:style-name="P20">libreoffice calc, zum Notieren allerlei Ziffern, Überschlagsrechnungen</text:p>
        </text:list-item>
        <text:list-item>
          <text:p text:style-name="P20">Okular: pdf-Betrachtung und Editierung</text:p>
        </text:list-item>
        <text:list-item>
          <text:p text:style-name="P20">dolphin, oder anderer Datei<text:span text:style-name="T43">manager</text:span></text:p>
        </text:list-item>
        <text:list-item>
          <text:p text:style-name="P21">zusatzlich verwendet nicht frei (gratis) dropbox<text:span text:style-name="T19">[?]</text:span>: <text:span text:style-name="T20">Im Gespräch D</text:span>ritten <text:span text:style-name="T20">Dokumente</text:span> zeigen <text:span text:style-name="T46">in cloud</text:span></text:p>
        </text:list-item>
        <text:list-item>
          <text:p text:style-name="P20">simple-fax.<text:span text:style-name="T46">de</text:span> <text:span text:style-name="T42">im Internet</text:span>, nicht frei, (nicht gratis)</text:p>
        </text:list-item>
        <text:list-item>
          <text:p text:style-name="P22">Papier-Blätter zu Pdf umwandeln: </text:p>
        </text:list-item>
      </text:list>
      <text:p text:style-name="P58"><text:span text:style-name="T42">hier:</text:span></text:p>
      <text:p text:style-name="P55">-Android Fotoanwendung <text:span text:style-name="T19">(nicht frei?, gratis) nach jpg und später mit libreoffice import und export zu pdf [?], die Kommunikation zwischen Android-Handy und Laptop erfolgt über SD Karte.</text:span> <text:span text:style-name="T19">[?]</text:span></text:p>
      <text:p text:style-name="P56">auch:</text:p>
      <text:p text:style-name="P18">-Android Camscanner <text:span text:style-name="T4">android </text:span>App, nicht frei (gratis, <text:span text:style-name="T45">crippleware</text:span>) <text:span text:style-name="T38">[?]</text:span></text:p>
      <text:p text:style-name="P53">-ADF-Automatic Document Feeder, am Multifunctionsgerät-Drucker mit meinem gebastelten, aber so verwendeten gemein-freien Programm:</text:p>
      <text:p text:style-name="P25">https://github.com/qemu-buro-point-dpkg/qemu-buro-point-soverwendeten dpkg/blob/master/Testsscripts/scandistribute/scanndistribute150825.sh</text:p>
      <text:p text:style-name="P25"/>
      <text:p text:style-name="P61"><text:span text:style-name="T5"/></text:p>
      <text:p text:style-name="P62">verwendete Hardware: </text:p>
      <text:list xml:id="list459047872291562605" text:style-name="L3">
        <text:list-item>
          <text:p text:style-name="P51">Ubuntu Laptop</text:p>
        </text:list-item>
        <text:list-item>
          <text:p text:style-name="P51">Android Handy, mit UTMS Internet 20€/Monat Flatrate</text:p>
        </text:list-item>
      </text:list>
      <text:p text:style-name="P1"/>
      <text:p text:style-name="P5"/>
      <text:p text:style-name="P34"/>
      <text:p text:style-name="P1"/>
      <text:h text:style-name="Heading_20_1" text:outline-level="1"><text:bookmark-start text:name="__RefHeading___Toc1081_1231818993"/>Wie geht es los?<text:bookmark-end text:name="__RefHeading___Toc1081_1231818993"/></text:h>
      <text:h text:style-name="Heading_20_2" text:outline-level="2"><text:bookmark-start text:name="__RefHeading___Toc1083_1231818993"/>Nicht-technische Vorbereitung einer Liste<text:bookmark-end text:name="__RefHeading___Toc1083_1231818993"/></text:h>
      <text:p text:style-name="P9">- Durch <text:span text:style-name="T8">formlose</text:span> Antragsstellung erhält man ein Schreiben: Auffeerderung zur Mitwirkung, <text:span text:style-name="T47">eine </text:span>zweiseitige Liste, von „Hauptantrag bis Fahrzeugschein“ per Post</text:p>
      <text:p text:style-name="P9"><text:soft-page-break/></text:p>
      <text:p text:style-name="P3">- <text:span text:style-name="T14">Dann: Rücksprache mit lokaler, solidarischen ALGII Gruppe (nachfolgend Selbstgruppe)</text:span></text:p>
      <text:p text:style-name="P26">- und dann Anwalt welche Angaben z.B. </text:p>
      <text:p text:style-name="P3"><text:span text:style-name="T14">- aus </text:span><text:span text:style-name="T9">Datenschutz strittig</text:span><text:span text:style-name="T14"> bzw. opportun.( Hasenfüße oder Stopschild)</text:span></text:p>
      <text:p text:style-name="P26">- strategischer Fahrplan für <text:span text:style-name="T47">noch </text:span>zu erwartenden Schwierigkeiten</text:p>
      <text:p text:style-name="P26">- Punkt für Punkt.</text:p>
      <text:p text:style-name="P1">- <text:span text:style-name="T14">daraus folgt eine stark verkleinerte Liste (nachfolgend Dokumentenliste)</text:span></text:p>
      <text:p text:style-name="P1"/>
      <text:p text:style-name="P1"/>
      <text:h text:style-name="Heading_20_2" text:outline-level="2"><text:bookmark-start text:name="__RefHeading___Toc1085_1231818993"/>Erste Antrags-<text:span text:style-name="T16">auf</text:span>füllung <text:span text:style-name="T41">vor Ort</text:span><text:bookmark-end text:name="__RefHeading___Toc1085_1231818993"/></text:h>
      <text:p text:style-name="P10">-gemeinsame Ausfüllung der relevanten Anträge, bei Selbstgruppe auf Papier, </text:p>
      <text:p text:style-name="P10">-Download s.o.</text:p>
      <text:p text:style-name="P1">-<text:span text:style-name="T15">Wegstreichen von Irrelevantem</text:span></text:p>
      <text:p text:style-name="P1">-<text:span text:style-name="T15">Ankreisen von offenem, z.B. m² der Wohnung</text:span></text:p>
      <text:p text:style-name="P27">- daraus folgt: veränderte (Papier) Dokumentenliste, (Papier) 4+x Antragsformulare HU, KDU, EK, VM, …</text:p>
      <text:h text:style-name="Heading_20_2" text:outline-level="2"><text:bookmark-start text:name="__RefHeading___Toc1087_1231818993"/>Plan<text:span text:style-name="T41">ung</text:span> der <text:span text:style-name="T47">zeitaufwendige </text:span>Beantragung weiterer Dokumente<text:bookmark-end text:name="__RefHeading___Toc1087_1231818993"/></text:h>
      <text:p text:style-name="P11">-Braucht man ein <text:span text:style-name="T17">Giro-</text:span>Bankkonto? Dann bentigt man <text:span text:style-name="T17">für die Identifikationsroutine z.b. evtl. heutzutage </text:span>einen Raum mit </text:p>
      <text:p text:style-name="P11">-DSL Internet, <text:span text:style-name="T17">(UTMS reicht nicht)</text:span></text:p>
      <text:p text:style-name="P45"><text:span text:style-name="T16">-eine Webcam</text:span></text:p>
      <text:h text:style-name="Heading_20_2" text:outline-level="2"/>
      <text:h text:style-name="P63" text:outline-level="2"><text:bookmark-start text:name="__RefHeading___Toc1089_1231818993"/>Zusammensuchen weiterer Papierunterlagen anhand der Dokumentenliste<text:bookmark-end text:name="__RefHeading___Toc1089_1231818993"/></text:h>
      <text:p text:style-name="P11">Rechnungen <text:span text:style-name="T17">aus den Ordnern</text:span>:</text:p>
      <text:p text:style-name="P11">Heizung</text:p>
      <text:p text:style-name="P11">Betriebskosten</text:p>
      <text:p text:style-name="P11">Personalausweis?</text:p>
      <text:p text:style-name="P11">Darlehensverträge?</text:p>
      <text:p text:style-name="P12">Mietverträge</text:p>
      <text:p text:style-name="P11">etc?</text:p>
      <text:p text:style-name="P10"/>
      <text:h text:style-name="Heading_20_2" text:outline-level="2"><text:bookmark-start text:name="__RefHeading___Toc1091_1231818993"/>Zusammensuchen weiterer Digital-Unterlagen anhand der Dokumentenliste<text:bookmark-end text:name="__RefHeading___Toc1091_1231818993"/></text:h>
      <text:p text:style-name="P11">-Kontoauszüge?</text:p>
      <text:p text:style-name="P11">-<text:span text:style-name="T17">vormals eingescanntes irgendwo im Archiv</text:span></text:p>
      <text:p text:style-name="P11"/>
      <text:h text:style-name="Heading_20_2" text:outline-level="2"><text:bookmark-start text:name="__RefHeading___Toc1093_1231818993"/>Einscanarbeitsgang<text:bookmark-end text:name="__RefHeading___Toc1093_1231818993"/></text:h>
      <text:p text:style-name="P12"/>
      <text:p text:style-name="P12">erste Überprüfung: alle Dokumente der Dokumentenliste vorrätig? (fehlende notieren)</text:p>
      <text:p text:style-name="P12"/>
      <text:p text:style-name="P12">Nachfolgend schlage ich folgende Ordner oder Ablagestruktur vor:</text:p>
      <text:p text:style-name="P12"><text:s/></text:p>
      <text:p text:style-name="P10"/>
      <text:p text:style-name="P10"><draw:custom-shape text:anchor-type="paragraph" draw:z-index="0" draw:name="Shape1" draw:style-name="gr1" draw:text-style-name="P66" svg:width="3.7287in" svg:height="3.7287in" svg:x="-0.2398in" svg:y="0.0764in"><text:p/><draw:enhanced-geometry svg:viewBox="0 0 21600 21600" draw:type="rectangle" draw:enhanced-path="M 0 0 L 21600 0 21600 21600 0 21600 0 0 Z N"/></draw:custom-shape></text:p>
      <text:p text:style-name="P10"/>
      <text:p text:style-name="P1"><text:tab/><text:tab/><text:tab/><text:tab/><text:span text:style-name="T37">Antroid Camera directory</text:span></text:p>
      <text:p text:style-name="P4"><text:tab/><text:tab/><text:tab/><text:tab/><text:tab/><text:span text:style-name="T28">AnragXSeite1</text:span><text:span text:style-name="T21">.jpg</text:span></text:p>
      <text:p text:style-name="P1"><draw:line text:anchor-type="paragraph" draw:z-index="1" draw:name="Shape2" draw:style-name="gr2" draw:text-style-name="P67" svg:x1="2.9736in" svg:y1="0in" svg:x2="1.8772in" svg:y2="1.0744in"><text:p/></draw:line><text:tab/><text:tab/><text:tab/><text:tab/><text:tab/><text:tab/><text:tab/><text:tab/><text:tab/></text:p>
      <text:p text:style-name="P31"><text:span text:style-name="T48">(Bürokramxy ...</text:span><text:tab/><text:tab/><text:tab/> <text:s text:c="5"/><text:span text:style-name="T39">(</text:span> <text:span text:style-name="T39">sd-Karten Tausch [?]</text:span></text:p>
      <text:p text:style-name="P40"><text:s text:c="3"/>Jobcenteranträge<text:span text:style-name="T48">)</text:span></text:p>
      <text:p text:style-name="P28"><text:s text:c="6"/>150609AnträgeOrdner</text:p>
      <text:p text:style-name="Standard"><text:s text:c="6"/><text:span text:style-name="T21">180609AnträgeOrdner</text:span></text:p>
      <text:p text:style-name="Standard"><draw:line text:anchor-type="paragraph" draw:z-index="2" draw:name="Shape2" draw:style-name="gr3" draw:text-style-name="P67" svg:x1="1.8657in" svg:y1="0.1807in" svg:x2="1.4055in" svg:y2="0.6524in"><text:p/></draw:line> <text:tab/><text:span text:style-name="T28">AnragXSeite1</text:span><text:span text:style-name="T21">.jpg</text:span></text:p>
      <text:p text:style-name="Standard"><text:s/><text:tab/><text:span text:style-name="T28">AnragXSeite3.</text:span><text:span text:style-name="T22">jpg</text:span></text:p>
      <text:p text:style-name="P29"><text:s/><text:tab/><text:span text:style-name="T33">AnragYSeite1.jpg <text:s text:c="28"/></text:span><text:span text:style-name="T34">(Bild für Bild, Libreoffice Einfügen, Bild importieren,</text:span></text:p>
      <text:p text:style-name="P38"><draw:line text:anchor-type="paragraph" draw:z-index="3" draw:name="Shape2" draw:style-name="gr4" draw:text-style-name="P67" svg:x1="1.4827in" svg:y1="0.1807in" svg:x2="2.3047in" svg:y2="0.8008in"><text:p/></draw:line> <text:tab/><text:span text:style-name="T39">AntragX.odf<text:tab/><text:tab/><text:tab/><text:tab/>Zoom kleiner 100%, und Bilder auf Seiten vertankern)</text:span></text:p>
      <text:p text:style-name="P38"><text:span text:style-name="T27"><text:tab/>AntragX.</text:span><text:span text:style-name="T22">pdf<text:tab/><text:tab/><text:tab/><text:tab/></text:span></text:p>
      <text:p text:style-name="Standard"><text:s/><text:tab/><text:span text:style-name="T27">Erklärungxy.odf</text:span></text:p>
      <text:p text:style-name="Standard"><text:s/><text:tab/><text:tab/><text:span text:style-name="T36">DruckOrdner</text:span></text:p>
      <text:p text:style-name="Standard"><text:s/><text:tab/><text:tab/><text:tab/><text:span text:style-name="T27">AntragHU.pdf</text:span></text:p>
      <text:p text:style-name="Standard"><text:s/><text:tab/><text:tab/><text:tab/><text:span text:style-name="T27">AntragX.pdf</text:span></text:p>
      <text:p text:style-name="Standard"><text:s/><text:tab/><text:tab/><text:tab/><text:span text:style-name="T27">Erklärungxy.pdf</text:span></text:p>
      <text:p text:style-name="P45"><text:s/><text:line-break/><text:line-break/></text:p>
      <text:p text:style-name="P60">-<text:span text:style-name="T40">Manuelle Lösung 1 aus Programmliste:</text:span></text:p>
      <text:p text:style-name="P39">-<text:span text:style-name="T39">manuelles F</text:span><text:span text:style-name="T32">otographieren der Blätter zu jpg auf Android Händy [?]</text:span></text:p>
      <text:p text:style-name="P39"><text:span text:style-name="T32">- Übertragen per sd-k artentausch <text:s/></text:span><text:span text:style-name="T23">[?</text:span><text:span text:style-name="T29"> </text:span><text:span text:style-name="T30">blauer Pfeil</text:span><text:span text:style-name="T23">]</text:span></text:p>
      <text:p text:style-name="P39"><text:span text:style-name="T23">- </text:span><text:span text:style-name="T24">vorliegende jpgs vollständig? </text:span></text:p>
      <text:p text:style-name="P30"><text:span text:style-name="T34"><text:s text:c="3"/>--</text:span><text:span text:style-name="T35">&gt;</text:span><text:span text:style-name="T34">Bild für Bild: Libreoffice </text:span><text:span text:style-name="T35">Writer:</text:span><text:span text:style-name="T34"> Einfügen, Bild importieren,</text:span></text:p>
      <text:p text:style-name="P33"><text:s/><text:tab/><text:span text:style-name="T39"><text:tab/>Zoom kleiner 100%, und Bilder „auf Seiten vertankern“)</text:span></text:p>
      <text:p text:style-name="P40"><text:s text:c="4"/>-Save as 1. .odt</text:p>
      <text:p text:style-name="P40"><text:s text:c="4"/>-exportieren nach „AntragXY180608_unterschrieben_gescant_etc_.pdf“ <text:span text:style-name="T23">[</text:span><text:span text:style-name="T29"> </text:span><text:span text:style-name="T28">oranger Pfeil</text:span><text:span text:style-name="T23">]</text:span></text:p>
      <text:p text:style-name="P40"><text:span text:style-name="T23"><text:s text:c="4"/>-</text:span><text:span text:style-name="T25">prüfen: nicht mehr als 10MB Speichergröße und mehr als 20 Seiten pro </text:span><text:span text:style-name="T26">pdf-</text:span><text:span text:style-name="T25">Datei</text:span></text:p>
      <text:h text:style-name="Heading_20_2" text:outline-level="2"><text:bookmark-start text:name="__RefHeading___Toc1095_1231818993"/>Vervollständigen der Dokumente im Antragsverzeichnis <text:bookmark-end text:name="__RefHeading___Toc1095_1231818993"/></text:h>
      <text:p text:style-name="P13">- die Erklärung<text:span text:style-name="T48">en a la</text:span>, „wovon Sie gelebt haben“ (libreoffice writer zwischengespeichert als .odt)</text:p>
      <text:p text:style-name="P13">- „Anlage“ Übersicht Blatt</text:p>
      <text:p text:style-name="P13">- Notizen/Zwischenrechnungen in libreoffice calc als cvs o.ä., <text:span text:style-name="T42">Übersicht aller Zahlen und Eingaben, um die Kontrolle und Übersicht zu behalten, in dem Antragskuddelmuddel.</text:span></text:p>
      <text:p text:style-name="P13"/>
      <text:h text:style-name="Heading_20_2" text:outline-level="2"><text:bookmark-start text:name="__RefHeading___Toc1097_1231818993"/>Vervollständigen der Dokumente im Druckverzeichnis <text:bookmark-end text:name="__RefHeading___Toc1097_1231818993"/></text:h>
      <text:p text:style-name="P41">-Erstellen einer pdf Datei im Unterverzeichnis „Druck“, per „Save as“ oder mit „Verschieben“ aus Dateimanage <text:span text:style-name="T40"><text:s/></text:span><text:span text:style-name="T23">[</text:span><text:span text:style-name="T29"> </text:span><text:span text:style-name="T31">grüner</text:span><text:span text:style-name="T30"> Pfeil</text:span><text:span text:style-name="T23">]</text:span></text:p>
      <text:p text:style-name="P13">-Löschen von eingebundenen Bildern im Arbeitsverzeichnis (evtl später nach Versendung?)</text:p>
      <text:p text:style-name="P13">-<text:span text:style-name="T19">abermalige Überprüfung per Dokumentenliste: fertig zum Faxen?</text:span></text:p>
      <text:p text:style-name="P13"/>
      <text:h text:style-name="Heading_20_1" text:outline-level="1"><text:bookmark-start text:name="__RefHeading___Toc1099_1231818993"/>Fax gebrauchsfertig machen, <text:span text:style-name="T48">faxen</text:span><text:bookmark-end text:name="__RefHeading___Toc1099_1231818993"/></text:h>
      <text:p text:style-name="P43"/>
      <text:p text:style-name="P43">-Simplescananbieter <text:span text:style-name="T19">[?]</text:span> im Browser <text:span text:style-name="T42">und Internet</text:span> </text:p>
      <text:p text:style-name="P44">Registrierung und Kontoauf<text:span text:style-name="T42">ge</text:span>laden <text:s/></text:p>
      <text:p text:style-name="P44">-evtl. Bargeldgutschein <text:span text:style-name="T48">beim</text:span> Discounter <text:span text:style-name="T48">bezahlen</text:span></text:p>
      <text:p text:style-name="P43">„Neues Fax“ clicken </text:p>
      <text:p text:style-name="P46">-Alle pdf <text:span text:style-name="T46">D</text:span>ateien <text:span text:style-name="T46">einzeln </text:span>hochladen, </text:p>
      <text:p text:style-name="P46">-letztes Prüfen nach Dokuementenliste</text:p>
      <text:p text:style-name="P43"/>
      <text:p text:style-name="P43"><text:span text:style-name="T3">(..?.verichicken)</text:span></text:p>
      <text:p text:style-name="P24">-Sendeberichte offline speichern <text:span text:style-name="T48">in Druckverzeichnis</text:span>.?..</text:p>
      <text:p text:style-name="P24">-<text:span text:style-name="T48">evtl cloud-link um Anwalt zugang zu Dokumenten verschaffen, schon hinterlegen</text:span></text:p>
      <text:p text:style-name="P35"/>
      <text:h text:style-name="Heading_20_1" text:outline-level="1"><text:bookmark-start text:name="__RefHeading___Toc1101_1231818993"/>Offene Fragen:<text:bookmark-end text:name="__RefHeading___Toc1101_1231818993"/></text:h>
      <text:list xml:id="list3727689121328353517" text:style-name="L2">
        <text:list-item>
          <text:p text:style-name="P47">-<text:span text:style-name="T40">s</text:span>tapelweises Einscannen <text:span text:style-name="T40">nach pdf, was ist da</text:span> state of the art <text:span text:style-name="T40">2018 in der Freien Software</text:span>?</text:p>
        </text:list-item>
        <text:list-item>
          <text:p text:style-name="P47">-Nachträgliches Ändern/Überschreiben in ein gescannten pdf-Dokumenten wie Anträge, z.B. m² der Wohnung. (apt-get install libreoffice-draw, <text:span text:style-name="T40">Alternativen?</text:span>) </text:p>
        </text:list-item>
        <text:list-item>
          <text:p text:style-name="P48">Verwässerungsvorschläge/Kritik gerna an? <text:span text:style-name="T47">[</text:span>Noch unklar, bitte üblichen Kanäle (forum) nutzen.<text:span text:style-name="T47">]</text:span></text:p>
        </text:list-item>
        <text:list-item>
          <text:p text:style-name="P50">Welche Workflow-Teile sind durch vorhandene freie Software besser/alternativ zu bewältigen?</text:p>
        </text:list-item>
        <text:list-item>
          <text:p text:style-name="P50">Für welche Teile gibt es keine freie Software-<text:span text:style-name="T47">Abdeckung</text:span> und eine Ausschreibung zu Entwicklung könnte <text:span text:style-name="T47">sinnvoll sein?</text:span> (vgl. Anm.3)</text:p>
        </text:list-item>
        <text:list-item>
          <text:p text:style-name="P52"><text:soft-page-break/>Zur Benamsung: gibt es eine bewährte <text:span text:style-name="T50">und</text:span> „fachgerechte“ DateiBenamsung der Unterlagen? Die da wär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836 110" svg:d="M0 0h278 278 280v36 36 38h-278-278-280v-36-36z"/>
    <draw:stroke-dash draw:name="_32__20_Dots_20_1_20_Dash" draw:display-name="2 Dots 1 Dash" draw:style="rect" draw:dots1="2" draw:dots2="1" draw:dots2-length="0.0799in" draw:distance="0.0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default-outline-level="2" style:class="text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02:21.815483423</meta:creation-date>
    <meta:editing-duration>PT20M20S</meta:editing-duration>
    <meta:editing-cycles>8</meta:editing-cycles>
    <meta:generator>LibreOffice/5.1.6.2$Linux_X86_64 LibreOffice_project/10m0$Build-2</meta:generator>
    <dc:date>2018-06-11T19:13:17.961160643</dc:date>
    <meta:document-statistic meta:table-count="0" meta:image-count="0" meta:object-count="0" meta:page-count="6" meta:paragraph-count="146" meta:word-count="903" meta:character-count="8029" meta:non-whitespace-character-count="7154"/>
  </office:meta>
</office:document-meta>
</file>